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mmitsPerMonth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ommits</text:p>
          </table:table-cell>
        </table:table-row>
        <table:table-row table:style-name="ro1">
          <table:table-cell office:value-type="string" calcext:value-type="string">
            <text:p>2012-08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2-10-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2-11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2-11-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2-12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2-12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3-01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2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2-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3-02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2-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3-02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3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3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3-03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3-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4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4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5-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3-05-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5-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5-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3-06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6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6-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8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9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9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7-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10-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4-12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-12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1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3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4-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5-07-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08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11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-12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5-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5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5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6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6-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7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9-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11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1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2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5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6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6-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7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8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8-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2-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1-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2-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2-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2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2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2-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3-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8-03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3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3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4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5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5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5-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5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5-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7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7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7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8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8-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-08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8-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-08-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8-08-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9-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-09-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9-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10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10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10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11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11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11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11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11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11-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11-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8-12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12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8-12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12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1-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9-01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1-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1-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1-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1-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2-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2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2-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2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2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3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3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3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3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3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3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3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3-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4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4-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4-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5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5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5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5-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5-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9-05-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6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6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6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6-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6-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6-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6-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6-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6-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7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9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9-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10-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9-10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10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11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11-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11-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12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12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12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12-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12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12-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12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1-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1-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1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aph" table:style-name="ta1">
        <table:shapes>
          <draw:frame draw:z-index="0" draw:style-name="gr1" draw:text-style-name="P1" svg:width="488.72mm" svg:height="213.29mm" svg:x="1.93mm" svg:y="2.66mm">
            <loext:p draw:notify-on-update-of-ranges="commitsPerMonth.A3:commitsPerMonth.A192 commitsPerMonth.B2:commitsPerMonth.B2 commitsPerMonth.B3:commitsPerMonth.B1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4">00/00/0000</text:date>, <text:time style:data-style-name="N2" text:time-value="15:55:14.90730857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4T15:54:14.589841362</dc:date>
    <meta:editing-duration>PT7M48S</meta:editing-duration>
    <meta:editing-cycles>1</meta:editing-cycles>
    <meta:generator>LibreOffice/5.1.6.2$Linux_X86_64 LibreOffice_project/10m0$Build-2</meta:generator>
    <meta:document-statistic meta:table-count="2" meta:cell-count="3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8.873cm" svg:height="21.33cm" xlink:href=".." xlink:type="simple" chart:class="chart:line" chart:style-name="ch1">
        <chart:title svg:x="19.471cm" svg:y="0.562cm" chart:style-name="ch2">
          <text:p>Commits Number Associated to Bug Type Tickets</text:p>
        </chart:title>
        <chart:subtitle svg:x="20.304cm" svg:y="1.767cm" chart:style-name="ch3">
          <text:p>(only last commit per ticket ID was considered)</text:p>
        </chart:subtitle>
        <chart:legend chart:legend-position="end" svg:x="47.933cm" svg:y="10.366cm" style:legend-expansion="high" chart:style-name="ch4"/>
        <chart:plot-area chart:style-name="ch5" table:cell-range-address="commitsPerMonth.A3:commitsPerMonth.B192 commitsPerMonth.B2:commitsPerMonth.B2" chart:data-source-has-labels="both" svg:x="1.988cm" svg:y="2.876cm" svg:width="44.968cm" svg:height="17.047cm">
          <chartooo:coordinate-region svg:x="2.835cm" svg:y="2.876cm" svg:width="43.489cm" svg:height="15.119cm"/>
          <chart:axis chart:dimension="x" chart:name="primary-x" chart:style-name="ch6" chartooo:axis-type="auto">
            <chartooo:date-scale/>
            <chart:title svg:x="24.071cm" svg:y="20.349cm" chart:style-name="ch7">
              <text:p>Date</text:p>
            </chart:title>
            <chart:categories table:cell-range-address="commitsPerMonth.A3:commitsPerMonth.A192"/>
          </chart:axis>
          <chart:axis chart:dimension="y" chart:name="primary-y" chart:style-name="ch8">
            <chart:title svg:x="0.451cm" svg:y="12.091cm" chart:style-name="ch9">
              <text:p>Commits</text:p>
            </chart:title>
            <chart:grid chart:style-name="ch10" chart:class="major"/>
          </chart:axis>
          <chart:series chart:style-name="ch11" chart:values-cell-range-address="commitsPerMonth.B3:commitsPerMonth.B192" chart:label-cell-address="commitsPerMonth.B2:commitsPerMonth.B2" chart:class="chart:line">
            <chart:data-point chart:repeated="143"/>
            <chart:data-point chart:style-name="ch12"/>
            <chart:data-point chart:repeated="4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ommitsPerMonth.B2:commitsPerMonth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2-10-20</text:p>
                <draw:g>
                  <svg:desc>commitsPerMonth.A3:commitsPerMonth.A192</svg:desc>
                </draw:g>
              </table:table-cell>
              <table:table-cell office:value-type="float" office:value="1">
                <text:p>1</text:p>
                <draw:g>
                  <svg:desc>commitsPerMonth.B3:commitsPerMonth.B192</svg:desc>
                </draw:g>
              </table:table-cell>
            </table:table-row>
            <table:table-row>
              <table:table-cell office:value-type="string">
                <text:p>2012-11-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2-11-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2-12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2-12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-01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2-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2-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-02-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2-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-02-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3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3-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-03-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3-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4-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4-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5-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3-05-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5-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5-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-06-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6-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6-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8-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9-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-09-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7-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10-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4-12-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4-12-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1-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1-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3-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4-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7-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8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1-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2-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5-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5-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5-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7-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7-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7-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7-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7-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9-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1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2-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2-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01-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02-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05-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06-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06-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7-07-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-08-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08-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-11-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11-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11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-12-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12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12-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01-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01-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8-01-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01-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8-01-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01-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8-01-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8-02-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8-02-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8-02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02-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02-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02-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8-03-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8-03-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03-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8-03-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04-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05-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05-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05-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05-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05-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07-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8-07-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07-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08-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08-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-08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08-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-08-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8-08-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09-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-09-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8-09-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8-10-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8-10-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10-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11-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11-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8-11-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11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8-11-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11-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11-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8-12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12-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8-12-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8-12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1-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1-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-01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1-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1-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1-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1-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2-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2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2-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2-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2-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3-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3-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3-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3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3-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3-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3-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3-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4-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4-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4-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5-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5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05-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5-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5-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-05-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6-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6-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6-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6-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6-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6-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6-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6-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6-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7-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7-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07-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7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7-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7-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9-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09-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10-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-10-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10-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11-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11-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11-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12-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12-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12-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12-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12-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12-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9-12-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01-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01-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01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01-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02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02-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03-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03-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03-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03-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03-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03-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03-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04-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04-0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